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71790" officeooo:paragraph-rsid="00171790"/>
    </style:style>
    <style:style style:name="P2" style:family="paragraph" style:parent-style-name="Standard">
      <style:text-properties officeooo:rsid="00171790" officeooo:paragraph-rsid="00171790"/>
    </style:style>
    <style:style style:name="P3" style:family="paragraph" style:parent-style-name="Standard">
      <style:text-properties officeooo:rsid="00171790" officeooo:paragraph-rsid="0020f621"/>
    </style:style>
    <style:style style:name="P4" style:family="paragraph" style:parent-style-name="Standard">
      <style:text-properties officeooo:rsid="00310472" officeooo:paragraph-rsid="00310472"/>
    </style:style>
    <style:style style:name="P5" style:family="paragraph" style:parent-style-name="Standard" style:list-style-name="L3">
      <style:text-properties officeooo:rsid="00310472" officeooo:paragraph-rsid="00310472"/>
    </style:style>
    <style:style style:name="P6" style:family="paragraph" style:parent-style-name="Standard" style:list-style-name="L9">
      <style:text-properties officeooo:rsid="00310472" officeooo:paragraph-rsid="00310472"/>
    </style:style>
    <style:style style:name="P7" style:family="paragraph" style:parent-style-name="Standard" style:list-style-name="L9">
      <style:text-properties officeooo:rsid="00310472" officeooo:paragraph-rsid="00316ff4"/>
    </style:style>
    <style:style style:name="P8" style:family="paragraph" style:parent-style-name="Standard" style:list-style-name="L10">
      <style:text-properties officeooo:rsid="00310472" officeooo:paragraph-rsid="00310472"/>
    </style:style>
    <style:style style:name="P9" style:family="paragraph" style:parent-style-name="Standard" style:list-style-name="L10">
      <style:text-properties officeooo:rsid="00310472" officeooo:paragraph-rsid="00316ff4"/>
    </style:style>
    <style:style style:name="P10" style:family="paragraph" style:parent-style-name="Standard">
      <style:text-properties officeooo:rsid="00310472" officeooo:paragraph-rsid="00316ff4"/>
    </style:style>
    <style:style style:name="P11" style:family="paragraph" style:parent-style-name="Standard">
      <style:text-properties fo:font-weight="bold" officeooo:rsid="00171790" officeooo:paragraph-rsid="00171790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171790" officeooo:paragraph-rsid="00171790" style:font-size-asian="18pt" style:font-weight-asian="bold" style:font-size-complex="18pt" style:font-weight-complex="bold"/>
    </style:style>
    <style:style style:name="T1" style:family="text">
      <style:text-properties officeooo:rsid="001a7792"/>
    </style:style>
    <style:style style:name="T2" style:family="text">
      <style:text-properties officeooo:rsid="0031047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16f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mplementation</text:p>
      <text:p text:style-name="P2"/>
      <text:p text:style-name="P2"/>
      <text:p text:style-name="P2"/>
      <text:p text:style-name="P11">BOT details:</text:p>
      <text:p text:style-name="P2"/>
      <text:list xml:id="list5345973357462819147" text:style-name="L1">
        <text:list-item>
          <text:p text:style-name="P1">Bot credentials used in class '<text:span text:style-name="T2">Skype</text:span>Bot'' </text:p>
          <text:p text:style-name="P1"/>
          <text:p text:style-name="P1">id : <text:span text:style-name="T2">skype</text:span>@<text:span text:style-name="T2">webaroo</text:span>.com</text:p>
        </text:list-item>
      </text:list>
      <text:p text:style-name="P2"/>
      <text:p text:style-name="P2"><text:span text:style-name="T3">Keywords included:</text:span></text:p>
      <text:p text:style-name="P2"/>
      <text:p text:style-name="P2"><text:tab/>1. help – <text:span text:style-name="T1">It will display all the keywords with its uses.</text:span></text:p>
      <text:p text:style-name="P2"/>
      <text:p text:style-name="P2"><text:tab/>2. <text:span text:style-name="T2">skype</text:span>– <text:span text:style-name="T1">Used to generate a link to launch skype calls.</text:span></text:p>
      <text:p text:style-name="P2"/>
      <text:p text:style-name="P11"/>
      <text:p text:style-name="P11"><text:span text:style-name="T1">F</text:span>eatures:</text:p>
      <text:p text:style-name="P2"/>
      <text:p text:style-name="P2">1. <text:span text:style-name="T1">Skype</text:span></text:p>
      <text:p text:style-name="P2"/>
      <text:list xml:id="list8466614251259496239" text:style-name="L3">
        <text:list-item>
          <text:p text:style-name="P5">Embed a hyperlink referencing a Skype URI in a href to place a Skype call. For example, to initiate a call to the Skype Echo / Sound Test Service, the link would be:</text:p>
        </text:list-item>
      </text:list>
      <text:p text:style-name="P4"/>
      <text:p text:style-name="P4"><text:tab/>&lt;a href="skype:echo123?call"&gt;Call the Skype Echo / Sound Test Service&lt;/a&gt;</text:p>
      <text:p text:style-name="P4"/>
      <text:list xml:id="list8109056549361211800" text:style-name="L9">
        <text:list-item>
          <text:p text:style-name="P6"><text:span text:style-name="T4">F</text:span>or <text:span text:style-name="T4">A</text:span>udio <text:span text:style-name="T4">call,</text:span></text:p>
          <text:p text:style-name="P7"><text:s text:c="2"/></text:p>
          <text:p text:style-name="P7"><text:s text:c="2"/>Syntax:</text:p>
          <text:list>
            <text:list-item>
              <text:list>
                <text:list-header>
                  <text:p text:style-name="P7">skype:participant1[;participant2;...participant9]?call[&amp;topic=topicString]</text:p>
                </text:list-header>
              </text:list>
            </text:list-item>
          </text:list>
        </text:list-item>
      </text:list>
      <text:p text:style-name="P10"><text:tab/></text:p>
      <text:list xml:id="list3897362931470312547" text:style-name="L10">
        <text:list-item>
          <text:p text:style-name="P8">For <text:span text:style-name="T4">Video</text:span> call,</text:p>
          <text:p text:style-name="P8"><text:s text:c="2"/></text:p>
          <text:p text:style-name="P8"><text:s text:c="2"/>Syntax: </text:p>
        </text:list-item>
      </text:list>
      <text:p text:style-name="P10"><text:s text:c="6"/><text:tab/><text:tab/>skype:participant1[;participant2;...participant9]?call&amp;video=true</text:p>
      <text:p text:style-name="P10"/>
      <text:list xml:id="list212256561727794" text:continue-numbering="true" text:style-name="L10">
        <text:list-item>
          <text:p text:style-name="P8">For <text:span text:style-name="T4">Chat</text:span>,</text:p>
          <text:p text:style-name="P8"><text:s text:c="2"/></text:p>
          <text:p text:style-name="P8"><text:s text:c="2"/>Syntax: </text:p>
          <text:list>
            <text:list-item>
              <text:list>
                <text:list-header>
                  <text:p text:style-name="P9">skype:participant1[;participant2;...participant9]?chat[&amp;topic=topicString]</text:p>
                </text:list-header>
              </text:list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0:32:16.281036879</meta:creation-date>
    <dc:date>2015-06-14T21:22:40.302851596</dc:date>
    <meta:editing-duration>PT1H18M35S</meta:editing-duration>
    <meta:editing-cycles>19</meta:editing-cycles>
    <meta:generator>LibreOffice/4.2.3.3$Linux_X86_64 LibreOffice_project/420m0$Build-3</meta:generator>
    <meta:document-statistic meta:table-count="0" meta:image-count="0" meta:object-count="0" meta:page-count="1" meta:paragraph-count="25" meta:word-count="110" meta:character-count="790" meta:non-whitespace-character-count="687"/>
  </office:meta>
</office:document-meta>
</file>